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53D7E2ED68CB33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041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178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1.183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0.557cm" fo:padding-top="0.1cm" fo:padding-bottom="0.1cm" fo:padding-left="0.1cm" fo:padding-right="0.1cm"/>
      <style:paragraph-properties style:writing-mode="lr-tb"/>
    </style:style>
    <style:style style:name="gr7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9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000000" draw:fill="none" draw:fill-color="#ffffff" fo:min-height="0.511cm" fo:padding-top="0.1cm" fo:padding-bottom="0.1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3" style:family="paragraph">
      <style:text-properties fo:hyphenate="true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10pt" fo:hyphenate="tru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Arial" fo:font-size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Arial" fo:font-size="10pt"/>
    </style:style>
    <style:style style:name="T1" style:family="text">
      <style:text-properties style:font-name="Arial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53D7E2ED68CB3357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1.548cm">
            <draw:text-box>
              <text:p><text:span text:style-name="T1">Reference body</text:span></text:p>
            </draw:text-box>
          </draw:frame>
          <draw:frame draw:style-name="gr3" draw:text-style-name="P2" draw:layer="layout" svg:width="2.681cm" svg:height="0.595cm" svg:x="14.819cm" svg:y="12.299cm">
            <draw:text-box>
              <text:p><text:span text:style-name="T1">Surface base</text:span></text:p>
            </draw:text-box>
          </draw:frame>
          <draw:frame draw:style-name="gr4" draw:text-style-name="P2" draw:layer="layout" svg:width="2.681cm" svg:height="0.595cm" svg:x="14.819cm" svg:y="13.06cm">
            <draw:text-box>
              <text:p><text:span text:style-name="T1">Landing pad</text:span></text:p>
            </draw:text-box>
          </draw:frame>
          <draw:frame draw:style-name="gr5" draw:text-style-name="P4" draw:layer="layout" svg:width="2.681cm" svg:height="1.383cm" svg:x="14.819cm" svg:y="14.761cm">
            <draw:text-box>
              <text:p text:style-name="P3"><text:span text:style-name="T1">Vessel list for copying state vectors</text:span></text:p>
            </draw:text-box>
          </draw:frame>
          <draw:frame draw:style-name="gr6" draw:text-style-name="P6" draw:layer="layout" svg:width="2.68cm" svg:height="0.989cm" svg:x="3.22cm" svg:y="11.643cm">
            <draw:text-box>
              <text:p text:style-name="P5"><text:span text:style-name="T1">Surface location</text:span></text:p>
            </draw:text-box>
          </draw:frame>
          <draw:line draw:style-name="gr7" draw:text-style-name="P7" draw:layer="layout" svg:x1="7.218cm" svg:y1="18.491cm" svg:x2="7.218cm" svg:y2="17.922cm">
            <text:p/>
          </draw:line>
          <draw:line draw:style-name="gr7" draw:text-style-name="P7" draw:layer="layout" svg:x1="14.826cm" svg:y1="13.368cm" svg:x2="12.34cm" svg:y2="13.528cm">
            <text:p/>
          </draw:line>
          <draw:line draw:style-name="gr7" draw:text-style-name="P7" draw:layer="layout" svg:x1="14.813cm" svg:y1="12.607cm" svg:x2="13.988cm" svg:y2="12.581cm">
            <text:p/>
          </draw:line>
          <draw:line draw:style-name="gr7" draw:text-style-name="P7" draw:layer="layout" svg:x1="14.816cm" svg:y1="11.871cm" svg:x2="13.948cm" svg:y2="11.642cm">
            <text:p/>
          </draw:line>
          <draw:frame draw:style-name="gr8" draw:text-style-name="P8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g>
            <draw:line draw:style-name="gr9" draw:text-style-name="P7" draw:layer="layout" svg:x1="6.14cm" svg:y1="11.352cm" svg:x2="6.14cm" svg:y2="12.909cm">
              <text:p/>
            </draw:line>
            <draw:line draw:style-name="gr9" draw:text-style-name="P7" draw:layer="layout" svg:x1="6.14cm" svg:y1="11.352cm" svg:x2="6.39cm" svg:y2="11.352cm">
              <text:p/>
            </draw:line>
            <draw:line draw:style-name="gr9" draw:text-style-name="P7" draw:layer="layout" svg:x1="6.14cm" svg:y1="12.909cm" svg:x2="6.39cm" svg:y2="12.909cm">
              <text:p/>
            </draw:line>
            <draw:line draw:style-name="gr9" draw:text-style-name="P7" draw:layer="layout" svg:x1="5.89cm" svg:y1="12.137cm" svg:x2="6.14cm" svg:y2="12.137cm">
              <text:p/>
            </draw:line>
          </draw:g>
          <draw:frame draw:style-name="gr8" draw:text-style-name="P8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8" draw:text-style-name="P8" draw:layer="layout" svg:width="1.778cm" svg:height="0.989cm" svg:x="9.422cm" svg:y="18.515cm">
            <draw:text-box>
              <text:p text:style-name="P1"><text:span text:style-name="T1">Apply state</text:span></text:p>
            </draw:text-box>
          </draw:frame>
          <draw:frame draw:style-name="gr8" draw:text-style-name="P8" draw:layer="layout" svg:width="1.727cm" svg:height="0.989cm" svg:x="11.422cm" svg:y="18.515cm">
            <draw:text-box>
              <text:p text:style-name="P1"><text:span text:style-name="T1">Refresh data</text:span></text:p>
            </draw:text-box>
          </draw:frame>
          <draw:line draw:style-name="gr7" draw:text-style-name="P7" draw:layer="layout" svg:x1="10.318cm" svg:y1="18.504cm" svg:x2="10.423cm" svg:y2="17.912cm">
            <text:p/>
          </draw:line>
          <draw:line draw:style-name="gr7" draw:text-style-name="P7" draw:layer="layout" svg:x1="12.218cm" svg:y1="18.504cm" svg:x2="12.001cm" svg:y2="17.912cm">
            <text:p/>
          </draw:line>
          <draw:line draw:style-name="gr7" draw:text-style-name="P7" draw:layer="layout" svg:x1="13.814cm" svg:y1="18.517cm" svg:x2="13.449cm" svg:y2="17.922cm">
            <text:p/>
          </draw:line>
          <draw:frame draw:style-name="gr10" draw:text-style-name="P6" draw:layer="layout" svg:width="2.68cm" svg:height="0.989cm" svg:x="3.22cm" svg:y="13.034cm">
            <draw:text-box>
              <text:p text:style-name="P5"><text:span text:style-name="T1">Surface heading</text:span></text:p>
            </draw:text-box>
          </draw:frame>
          <draw:line draw:style-name="gr7" draw:text-style-name="P7" draw:layer="layout" svg:x1="14.816cm" svg:y1="15.455cm" svg:x2="13.971cm" svg:y2="15.449cm">
            <text:p/>
          </draw:line>
          <draw:line draw:style-name="gr7" draw:text-style-name="P7" draw:layer="layout" svg:x1="5.91cm" svg:y1="13.528cm" svg:x2="6.719cm" svg:y2="13.53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19:03:02.149000000</dc:date>
    <meta:editing-duration>PT49M2S</meta:editing-duration>
    <meta:editing-cycles>10</meta:editing-cycles>
    <meta:generator>LibreOffice/7.2.6.2$Windows_X86_64 LibreOffice_project/b0ec3a565991f7569a5a7f5d24fed7f52653d754</meta:generator>
    <meta:document-statistic meta:object-count="26"/>
  </office:meta>
</office:document-meta>
</file>